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4pt" fo:font-weight="bold" officeooo:rsid="0048743a" officeooo:paragraph-rsid="0048743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039bf32" style:font-size-asian="12pt" style:font-size-complex="12pt"/>
    </style:style>
    <style:style style:name="P11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4pt" fo:font-weight="bold" officeooo:rsid="003a7c6e" officeooo:paragraph-rsid="003a7c6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45af64"/>
    </style:style>
    <style:style style:name="P14" style:family="paragraph" style:parent-style-name="Standard">
      <style:paragraph-properties style:writing-mode="lr-tb" style:writing-mode-automatic="false"/>
      <style:text-properties officeooo:paragraph-rsid="005bfcac"/>
    </style:style>
    <style:style style:name="P15" style:family="paragraph" style:parent-style-name="Standard">
      <style:text-properties officeooo:paragraph-rsid="0047c005"/>
    </style:style>
    <style:style style:name="P16" style:family="paragraph" style:parent-style-name="Standard">
      <style:text-properties style:font-name="Liberation Sans" fo:font-size="12pt" fo:font-weight="normal" officeooo:rsid="00236a38" officeooo:paragraph-rsid="0024066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4pt" fo:font-weight="bold" officeooo:rsid="00236a38" officeooo:paragraph-rsid="004db644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Liberation Sans" fo:font-size="12pt" fo:font-weight="normal" officeooo:rsid="00240668" officeooo:paragraph-rsid="004db644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530072" loext:opacity="100%" style:font-name="Liberation Sans" fo:font-size="12pt" fo:font-weight="bold" officeooo:rsid="00240668" officeooo:paragraph-rsid="005fe925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ans" fo:font-size="12pt" fo:font-weight="normal" officeooo:rsid="00240668" officeooo:paragraph-rsid="005fe925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530072" loext:opacity="100%" style:font-name="Liberation Sans" fo:font-size="12pt" fo:font-weight="bold" officeooo:rsid="00240668" officeooo:paragraph-rsid="004db644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ans" fo:font-size="12pt" fo:font-weight="normal" officeooo:rsid="00236a38" officeooo:paragraph-rsid="004db64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ans" fo:font-size="14pt" fo:font-weight="bold" officeooo:rsid="00231779" officeooo:paragraph-rsid="00236a38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fo:color="#530072" loext:opacity="100%"/>
    </style:style>
    <style:style style:name="T2" style:family="text">
      <style:text-properties fo:color="#530072" loext:opacity="100%" officeooo:rsid="004baf87"/>
    </style:style>
    <style:style style:name="T3" style:family="text">
      <style:text-properties officeooo:rsid="0024c3a3"/>
    </style:style>
    <style:style style:name="T4" style:family="text">
      <style:text-properties officeooo:rsid="002855d9"/>
    </style:style>
    <style:style style:name="T5" style:family="text">
      <style:text-properties officeooo:rsid="0040c715"/>
    </style:style>
    <style:style style:name="T6" style:family="text">
      <style:text-properties officeooo:rsid="0038cd97"/>
    </style:style>
    <style:style style:name="T7" style:family="text">
      <style:text-properties officeooo:rsid="0039bf32"/>
    </style:style>
    <style:style style:name="T8" style:family="text">
      <style:text-properties fo:font-weight="normal" officeooo:rsid="00236a38" style:font-weight-asian="normal" style:font-weight-complex="normal"/>
    </style:style>
    <style:style style:name="T9" style:family="text">
      <style:text-properties fo:font-weight="bold" officeooo:rsid="00236a38" style:font-weight-asian="bold" style:font-weight-complex="bold"/>
    </style:style>
    <style:style style:name="T10" style:family="text">
      <style:text-properties officeooo:rsid="005fe925"/>
    </style:style>
    <style:style style:name="T11" style:family="text">
      <style:text-properties officeooo:rsid="004406cc"/>
    </style:style>
    <style:style style:name="T12" style:family="text">
      <style:text-properties style:font-name="Liberation Sans" fo:font-size="12pt" fo:font-weight="normal" officeooo:rsid="003a7c6e" style:font-size-asian="12pt" style:font-weight-asian="normal" style:font-size-complex="12pt" style:font-weight-complex="normal"/>
    </style:style>
    <style:style style:name="T13" style:family="text">
      <style:text-properties fo:color="#44005d" loext:opacity="100%" style:font-name="Liberation Sans" fo:font-size="12pt" fo:font-weight="bold" officeooo:rsid="0045af64" style:font-size-asian="12pt" style:font-weight-asian="bold" style:font-size-complex="12pt" style:font-weight-complex="bold"/>
    </style:style>
    <style:style style:name="T14" style:family="text">
      <style:text-properties style:font-name="Liberation Sans" fo:font-size="12pt" fo:font-weight="normal" officeooo:rsid="0045af64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507fbd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50cd0a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Liberation Sans" fo:font-size="12pt" fo:font-weight="normal" officeooo:rsid="00507fbd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3ad33a" style:font-size-asian="12pt" style:font-weight-asian="normal" style:font-size-complex="12pt" style:font-weight-complex="normal"/>
    </style:style>
    <style:style style:name="T19" style:family="text">
      <style:text-properties fo:color="#530072" loext:opacity="100%" style:font-name="Liberation Sans" fo:font-size="12pt" fo:font-weight="bold" officeooo:rsid="0059e7e5" style:font-size-asian="12pt" style:font-weight-asian="bold" style:font-size-complex="12pt" style:font-weight-complex="bold"/>
    </style:style>
    <style:style style:name="T20" style:family="text">
      <style:text-properties style:font-name="Liberation Sans" fo:font-size="12pt" fo:font-weight="normal" officeooo:rsid="0059e7e5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5bfcac" style:font-size-asian="12pt" style:font-weight-asian="normal" style:font-size-complex="12pt" style:font-weight-complex="normal"/>
    </style:style>
    <style:style style:name="T22" style:family="text">
      <style:text-properties fo:color="#44005d" loext:opacity="100%" style:font-name="Liberation Sans" fo:font-size="12pt" fo:font-weight="bold" officeooo:rsid="0047c005" style:font-size-asian="12pt" style:font-weight-asian="bold" style:font-size-complex="12pt" style:font-weight-complex="bold"/>
    </style:style>
    <style:style style:name="T23" style:family="text">
      <style:text-properties style:font-name="Liberation Sans" fo:font-size="12pt" fo:font-weight="normal" officeooo:rsid="0047c005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53efdd" style:font-size-asian="12pt" style:font-weight-asian="normal" style:font-size-complex="12pt" style:font-weight-complex="normal"/>
    </style:style>
    <style:style style:name="T25" style:family="text">
      <style:text-properties fo:color="#44005d" loext:opacity="100%" style:font-name="Liberation Sans" fo:font-size="12pt" fo:font-weight="bold" officeooo:rsid="004406cc" style:font-size-asian="12pt" style:font-weight-asian="bold" style:font-size-complex="12pt" style:font-weight-complex="bold"/>
    </style:style>
    <style:style style:name="T26" style:family="text">
      <style:text-properties style:font-name="Liberation Sans" fo:font-size="12pt" fo:font-weight="normal" officeooo:rsid="0054af31" style:font-size-asian="12pt" style:font-weight-asian="normal" style:font-size-complex="12pt" style:font-weight-complex="normal"/>
    </style:style>
    <style:style style:name="T27" style:family="text">
      <style:text-properties fo:color="#530072" loext:opacity="100%" fo:font-weight="bold" style:font-weight-asian="bold" style:font-weight-complex="bold"/>
    </style:style>
    <style:style style:name="T28" style:family="text">
      <style:text-properties fo:color="#530072" loext:opacity="100%" fo:font-weight="bold" officeooo:rsid="005f2bf1" style:font-weight-asian="bold" style:font-weight-complex="bold"/>
    </style:style>
    <style:style style:name="T29" style:family="text">
      <style:text-properties officeooo:rsid="0057b5a2"/>
    </style:style>
    <style:style style:name="T30" style:family="text">
      <style:text-properties officeooo:rsid="005229b8"/>
    </style:style>
    <style:style style:name="T31" style:family="text">
      <style:text-properties officeooo:rsid="00510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48_2951814313"/><text:bookmark-start text:name="__DdeLink__350_83569951"/><text:bookmark-start text:name="__DdeLink__873_3747045388"/><text:bookmark-start text:name="__DdeLink__233_3747045388"/><text:bookmark-start text:name="__DdeLink__215_3747045388"/><text:bookmark-start text:name="__DdeLink__2001_1961540505"/><text:bookmark-start text:name="__DdeLink__1899_1961540505"/><text:bookmark-start text:name="__DdeLink__113_2951814313"/>Dezly Macauley</text:p>
      <text:p text:style-name="P2"><text:bookmark-end text:name="__DdeLink__1899_1961540505"/><text:bookmark-start text:name="__DdeLink__2007_1961540505"/><text:bookmark-start text:name="__DdeLink__1916_1961540505"/><text:span text:style-name="T1">Backend Software Engineer (Rust, SQL, </text:span><text:span text:style-name="T2">Linux, </text:span><text:span text:style-name="T1">Shell Scripting)</text:span> <text:bookmark-end text:name="__DdeLink__2007_1961540505"/><text:bookmark-end text:name="__DdeLink__1916_1961540505"/></text:p>
      <text:p text:style-name="P3"/>
      <text:p text:style-name="P4">Contact Information</text:p>
      <text:p text:style-name="P5">Email: <text:a xlink:type="simple" xlink:href="mailto:dezlymacauley@proton.me" text:style-name="Internet_20_link" text:visited-style-name="Visited_20_Internet_20_Link">dezlymacauley@proton.me</text:a> <text:span text:style-name="T3">| Website: </text:span><text:a xlink:type="simple" xlink:href="https://dezlymacauley.com/" text:style-name="Internet_20_link" text:visited-style-name="Visited_20_Internet_20_Link"><text:span text:style-name="T4">https://dezlymacauley.com</text:span></text:a><text:bookmark-end text:name="__DdeLink__2001_1961540505"/></text:p>
      <text:p text:style-name="P6"/>
      <text:p text:style-name="P7">Professional Summary</text:p>
      <text:p text:style-name="P6">Passionate software developer specializing in low-level programming with Rust, C++, and C. Experienced in building backend systems, RESTful APIs, and database-driven applications, with strong expertise in Linux and terminal-centric workflows, Docker, and PostgreSQL/SQLite. Committed to performance, type safety, and reproducible development workflows, delivering reliable and maintainable software in modern development environments.</text:p>
      <text:p text:style-name="P6"/>
      <text:p text:style-name="P4"><text:bookmark-start text:name="__DdeLink__236_2951814313"/>Skills</text:p>
      <text:p text:style-name="P8"><text:bookmark-end text:name="__DdeLink__236_2951814313"/>- Low-Level Programming Languages: <text:span text:style-name="T5">C, </text:span>Rust, C++</text:p>
      <text:p text:style-name="P8">- Garbage Collected Languages: Python</text:p>
      <text:p text:style-name="P8">- Developer Tools: Linux, Bash, Docker, Git, GitHub, Neovim</text:p>
      <text:p text:style-name="P8">- Database Development: PostgreSQL, SQLite</text:p>
      <text:p text:style-name="P9">- Technical Writing</text:p>
      <text:p text:style-name="P10"><text:span text:style-name="T6">- </text:span><text:bookmark-start text:name="__DdeLink__310_2951814313"/><text:span text:style-name="T6">Public Speaking:</text:span><text:bookmark-end text:name="__DdeLink__310_2951814313"/><text:span text:style-name="T6"> <text:s/></text:span><text:span text:style-name="T7">My YouTube channel (</text:span><text:a xlink:type="simple" xlink:href="https://www.youtube.com/@dezlymacauley" text:style-name="Internet_20_link" text:visited-style-name="Visited_20_Internet_20_Link"><text:span text:style-name="T7">https://www.youtube.com/@dezlymacauley</text:span></text:a><text:span text:style-name="T7">)</text:span><text:line-break/><text:span text:style-name="T8"><text:line-break/></text:span><text:bookmark-start text:name="__DdeLink__256_4265913938"/><text:span text:style-name="T9">Projects</text:span></text:p>
      <text:p text:style-name="P11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<text:span text:style-name="T10">A</text:span> highly reproducible, PostgreSQL and Python environment built for speedy onboarding and a professional developer experience.<text:bookmark-end text:name="__DdeLink__256_4265913938"/></text:p>
      <text:p text:style-name="P11"/>
      <text:p text:style-name="P12"><text:bookmark-start text:name="__DdeLink__1816_1961540505"/><text:bookmark-start text:name="__DdeLink__1684_1961540505"/><text:bookmark-start text:name="__DdeLink__301_4265913938"/><text:bookmark-start text:name="__DdeLink__346_2328103598"/><text:bookmark-start text:name="__DdeLink__330_1961540505"/>Certification<text:span text:style-name="T11">s</text:span>:</text:p>
      <text:p text:style-name="P13"><text:span text:style-name="T12"><text:line-break/></text:span><text:span text:style-name="T13">Low-Level Programming</text:span></text:p>
      <text:p text:style-name="P13"><text:a xlink:type="simple" xlink:href="https://dezlymacauley.com/certifications/duke_university_rust_fundamentals.pdf" text:style-name="Internet_20_link" text:visited-style-name="Visited_20_Internet_20_Link"><text:bookmark-start text:name="__DdeLink__602_3747045388"/><text:bookmark-start text:name="__DdeLink__621_3747045388"/><text:span text:style-name="T14">Duke University - Rust Fundamentals</text:span></text:a><text:span text:style-name="T14"> </text:span><text:span text:style-name="T15">(</text:span><text:span text:style-name="T16">January </text:span><text:span text:style-name="T17">2024</text:span><text:span text:style-name="T15">)</text:span><text:bookmark-end text:name="__DdeLink__602_3747045388"/><text:bookmark-end text:name="__DdeLink__621_3747045388"/></text:p>
      <text:p text:style-name="P14"><text:a xlink:type="simple" xlink:href="https://dezlymacauley.com/certifications/university_of_michigan_exploring_c.pdf" text:style-name="Internet_20_link" text:visited-style-name="Visited_20_Internet_20_Link"><text:bookmark-start text:name="__DdeLink__1587_1961540505"/><text:span text:style-name="T18">University of Michigan – Exploring C</text:span></text:a><text:bookmark-end text:name="__DdeLink__1587_1961540505"/><text:span text:style-name="T18"> </text:span><text:span text:style-name="T16">(February 2024)</text:span><text:span text:style-name="T18"><text:line-break/><text:line-break/></text:span><text:bookmark-start text:name="__DdeLink__631_2328103598"/><text:span text:style-name="T19">Garbage Collected Languages</text:span><text:span text:style-name="T20"><text:line-break/></text:span><text:a xlink:type="simple" xlink:href="https://dezlymacauley.com/certifications/university_of_california_irvine_programming_with_google_go_specialization.pdf" text:style-name="Internet_20_link" text:visited-style-name="Visited_20_Internet_20_Link"><text:span text:style-name="T20">University of California, Irvine – Programming with Google Go Specialization </text:span><text:span text:style-name="T21">(October 2024)</text:span></text:a><text:bookmark-end text:name="__DdeLink__631_2328103598"/><text:span text:style-name="T18"><text:line-break/><text:line-break/></text:span><text:span text:style-name="T22">Developer Tools</text:span><text:span text:style-name="T12"><text:line-break/></text:span><text:a xlink:type="simple" xlink:href="https://dezlymacauley.com/certifications/meta_version_control.pdf" text:style-name="Internet_20_link" text:visited-style-name="Visited_20_Internet_20_Link"><text:span text:style-name="T23">Meta</text:span><text:bookmark-start text:name="__DdeLink__425_2328103598"/><text:span text:style-name="T23"> –</text:span><text:bookmark-end text:name="__DdeLink__425_2328103598"/><text:span text:style-name="T23"> Version Control</text:span></text:a><text:span text:style-name="T23"> </text:span><text:span text:style-name="T24">(September 2024)</text:span></text:p>
      <text:p text:style-name="P15"><text:span text:style-name="T12"><text:line-break/></text:span><text:bookmark-start text:name="__DdeLink__576_1961540505"/><text:span text:style-name="T25">Communication</text:span><text:bookmark-end text:name="__DdeLink__576_1961540505"/><text:span text:style-name="T12"><text:line-break/></text:span><text:bookmark-end text:name="__DdeLink__1684_1961540505"/><text:bookmark-end text:name="__DdeLink__330_1961540505"/><text:a xlink:type="simple" xlink:href="https://dezlymacauley.com/certifications/ef_set_c2_native_english_proficiency.pdf" text:style-name="Internet_20_link" text:visited-style-name="Visited_20_Internet_20_Link"><text:span text:style-name="T23">EF SET English Certificate - C2 Proficient</text:span></text:a><text:bookmark-end text:name="__DdeLink__301_4265913938"/><text:bookmark-end text:name="__DdeLink__1816_1961540505"/><text:span text:style-name="T23"> </text:span><text:span text:style-name="T26">(March 2024)</text:span><text:bookmark-end text:name="__DdeLink__346_2328103598"/></text:p>
      <text:p text:style-name="P16"/>
      <text:p text:style-name="P17"/>
      <text:p text:style-name="P17"/>
      <text:p text:style-name="P17"/>
      <text:p text:style-name="P17"><text:soft-page-break/>Work Experience</text:p>
      <text:p text:style-name="P18"/>
      <text:p text:style-name="P18"/>
      <text:p text:style-name="P18"><text:bookmark-start text:name="__DdeLink__281_83569951"/><text:bookmark-start text:name="__DdeLink__274_83569951"/><text:span text:style-name="T27">TheMommiesFamilyCusine </text:span><text:span text:style-name="T28">(2019 to present)</text:span><text:line-break/>Food Business </text:p>
      <text:p text:style-name="P18">- Supported daily operations including inventory management, customer coordination, and administrative tasks.<text:line-break/><text:line-break/><text:bookmark-start text:name="__DdeLink__276_83569951"/><text:span text:style-name="T27">Freelance English Tutor (2019 – 2022)</text:span></text:p>
      <text:p text:style-name="P18">- Self-Employed</text:p>
      <text:p text:style-name="P19"/>
      <text:p text:style-name="P19">Freelance Captioner / Transcriptionist (2020 – 2023)</text:p>
      <text:p text:style-name="P20">Remote — Rev.com Platform</text:p>
      <text:p text:style-name="P20"/>
      <text:p text:style-name="P20">Transcribed and captioned audio and video content to platform accuracy standards</text:p>
      <text:p text:style-name="P20">Managed multiple concurrent projects under tight deadlines</text:p>
      <text:p text:style-name="P20">Maintained consistent quality across varied subject matter</text:p>
      <text:p text:style-name="P18">Provided one-on-one English instruction to non-native speakers</text:p>
      <text:p text:style-name="P18">Developed lesson materials tailored to individual learning goals</text:p>
      <text:p text:style-name="P18">Supported students with written communication and grammar<text:bookmark-end text:name="__DdeLink__276_83569951"/></text:p>
      <text:p text:style-name="P18"/>
      <text:p text:style-name="P21">Research Executive (2016 to 2018)</text:p>
      <text:p text:style-name="P22">Kantar <text:bookmark-start text:name="__DdeLink__235_3747045388"/>– <text:bookmark-end text:name="__DdeLink__235_3747045388"/>Global Data, Insights, and Consulting Company</text:p>
      <text:p text:style-name="P5"/>
      <text:p text:style-name="P5">- Conducted quantitative and qualitative consumer research analysis</text:p>
      <text:p text:style-name="P5">- Managed structured datasets and supported data-driven reporting</text:p>
      <text:p text:style-name="P5">- Collaborated with cross-functional teams to deliver actionable insights</text:p>
      <text:p text:style-name="P5">- Prepared client-facing reports and presentations<text:bookmark-end text:name="__DdeLink__274_83569951"/><text:bookmark-end text:name="__DdeLink__281_83569951"/></text:p>
      <text:p text:style-name="P6"/>
      <text:p text:style-name="P23">Education<text:bookmark-end text:name="__DdeLink__113_2951814313"/></text:p>
      <text:p text:style-name="P24">- University of the Witwatersrand: B<text:span text:style-name="T29">C</text:span>om <text:span text:style-name="T29">Marketing </text:span><text:span text:style-name="T30">(</text:span><text:span text:style-name="T29">December </text:span><text:span text:style-name="T30">2015)</text:span></text:p>
      <text:p text:style-name="P24">- King Edward VII School<text:bookmark-end text:name="__DdeLink__233_3747045388"/><text:bookmark-end text:name="__DdeLink__215_3747045388"/><text:bookmark-end text:name="__DdeLink__648_2951814313"/> <text:span text:style-name="T31">(</text:span><text:span text:style-name="T29">December </text:span><text:span text:style-name="T31">2011)</text:span><text:bookmark-end text:name="__DdeLink__350_83569951"/><text:bookmark-end text:name="__DdeLink__873_374704538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1.2$Linux_X86_64 LibreOffice_project/620$Build-2</meta:generator>
    <dc:date>2026-03-13T13:26:54.641695479</dc:date>
    <meta:editing-duration>PT3H1M11S</meta:editing-duration>
    <meta:editing-cycles>64</meta:editing-cycles>
    <meta:print-date>2026-03-09T16:51:55.277283339</meta:print-date>
    <meta:printed-by>PDF files</meta:printed-by>
    <meta:document-statistic meta:table-count="0" meta:image-count="0" meta:object-count="0" meta:page-count="2" meta:paragraph-count="40" meta:word-count="343" meta:character-count="2861" meta:non-whitespace-character-count="2540"/>
  </office:meta>
</office:document-meta>
</file>